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Output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8CBAD"/>
    </style:style>
    <style:style style:name="ce4" style:family="table-cell" style:parent-style-name="Input" style:data-style-name="N0">
      <style:table-cell-properties fo:border="thin solid #7F7F7F" fo:background-color="#FFCC99"/>
      <style:text-properties fo:color="#3F3F76"/>
    </style:style>
    <style:style style:name="ce5" style:family="table-cell" style:parent-style-name="Input" style:data-style-name="N3">
      <style:table-cell-properties fo:border="thin solid #7F7F7F" fo:background-color="#FFCC99"/>
      <style:text-properties fo:color="#3F3F76"/>
    </style:style>
    <style:style style:name="ce6" style:family="table-cell" style:parent-style-name="Calculation" style:data-style-name="N3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7" style:family="table-cell" style:parent-style-name="Calculation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/>
    </style:style>
    <style:style style:name="ce9" style:family="table-cell" style:parent-style-name="Default" style:data-style-name="N3">
      <style:table-cell-properties style:vertical-align="automatic" fo:background-color="transparent"/>
    </style:style>
    <style:style style:name="ce10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transparen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800080" style:repeat-content="false"/>
      <style:paragraph-properties fo:text-align="start" fo:margin-left="0cm"/>
      <style:text-properties fo:color="#FFFFFF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800080" style:repeat-content="false"/>
      <style:paragraph-properties fo:text-align="start" fo:margin-left="0cm"/>
      <style:text-properties fo:color="#FFFFF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/>
    </style:style>
    <style:style style:name="ce14" style:family="table-cell" style:parent-style-name="Default" style:data-style-name="N0">
      <style:table-cell-properties style:vertical-align="automatic" fo:background-color="#C0C0C0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0C0C0" style:repeat-content="false"/>
      <style:paragraph-properties fo:text-align="start" fo:margin-left="0cm"/>
      <style:text-properties fo:color="#000080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0C0C0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800080" style:repeat-content="false"/>
      <style:paragraph-properties fo:text-align="end" fo:margin-right="0cm"/>
      <style:text-properties fo:color="#FFFFFF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800080" style:repeat-content="false"/>
      <style:paragraph-properties fo:text-align="end" fo:margin-right="0cm"/>
      <style:text-properties fo:color="#FFFFFF" fo:font-size="10pt" style:font-size-asian="10pt" style:font-size-complex="10pt"/>
    </style:style>
    <style:style style:name="ce19" style:family="table-cell" style:parent-style-name="Default" style:data-style-name="N3">
      <style:table-cell-properties style:vertical-align="automatic" fo:background-color="#C0C0C0"/>
    </style:style>
    <style:style style:name="ce20" style:family="table-cell" style:parent-style-name="Default" style:data-style-name="N0">
      <style:table-cell-properties style:vertical-align="top" fo:wrap-option="wrap" fo:background-color="transparent"/>
      <style:text-properties fo:font-size="8pt" style:font-size-asian="8pt" style:font-size-complex="8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3416666666667cm" style:use-optimal-column-width="true"/>
    </style:style>
    <style:style style:name="co3" style:family="table-column">
      <style:table-column-properties fo:break-before="auto" style:column-width="2.83986111111111cm" style:use-optimal-column-width="true"/>
    </style:style>
    <style:style style:name="co4" style:family="table-column">
      <style:table-column-properties fo:break-before="auto" style:column-width="2.83986111111111cm"/>
    </style:style>
    <style:style style:name="co5" style:family="table-column">
      <style:table-column-properties fo:break-before="auto" style:column-width="2.73402777777778cm" style:use-optimal-column-width="true"/>
    </style:style>
    <style:style style:name="co6" style:family="table-column">
      <style:table-column-properties fo:break-before="auto" style:column-width="2.645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status="enable"/>
      </table:calculation-settings>
      <table:table table:name="Scenario_Summary" table:style-name="ta1">
        <table:table-column table:style-name="co1" table:number-columns-repeated="2" table:default-cell-style-name="ce1"/>
        <table:table-column table:style-name="co2" table:default-cell-style-name="ce1"/>
        <table:table-column-group>
          <table:table-column table:style-name="co3" table:number-columns-repeated="4" table:default-cell-style-name="ce1"/>
        </table:table-column-group>
        <table:table-column table:style-name="co1" table:number-columns-repeated="16377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2">
            <text:p>Scenario Summary</text:p>
          </table:table-cell>
          <table:table-cell table:style-name="ce12"/>
          <table:table-cell table:number-columns-repeated="4" table:style-name="ce17"/>
          <table:table-cell table:number-columns-repeated="16377"/>
        </table:table-row>
        <table:table-row table:style-name="ro2">
          <table:table-cell/>
          <table:table-cell table:number-columns-repeated="2" table:style-name="ce11"/>
          <table:table-cell office:value-type="string" table:style-name="ce18">
            <text:p>Current Values:</text:p>
          </table:table-cell>
          <table:table-cell office:value-type="string" table:style-name="ce18">
            <text:p>Event manager 1</text:p>
          </table:table-cell>
          <table:table-cell office:value-type="string" table:style-name="ce18">
            <text:p>Event Manager 2</text:p>
          </table:table-cell>
          <table:table-cell office:value-type="string" table:style-name="ce18">
            <text:p>Evenet Manager 3</text:p>
          </table:table-cell>
          <table:table-cell table:number-columns-repeated="16377"/>
        </table:table-row>
        <table:table-row-group table:display="false">
          <table:table-row table:style-name="ro3" table:visibility="collapse">
            <table:table-cell/>
            <table:table-cell table:number-columns-repeated="2" table:style-name="ce14"/>
            <table:table-cell table:style-name="ce8"/>
            <table:table-cell office:value-type="string" table:style-name="ce20">
              <text:p>Created by User on 20/12/2023</text:p>
              <text:p>Modified by User on 20/12/2023</text:p>
            </table:table-cell>
            <table:table-cell office:value-type="string" table:style-name="ce20">
              <text:p>Created by User on 20/12/2023</text:p>
            </table:table-cell>
            <table:table-cell office:value-type="string" table:style-name="ce20">
              <text:p>Created by User on 20/12/2023</text:p>
              <text:p>Modified by User on 20/12/2023</text:p>
            </table:table-cell>
            <table:table-cell table:number-columns-repeated="16377"/>
          </table:table-row>
        </table:table-row-group>
        <table:table-row table:style-name="ro4">
          <table:table-cell/>
          <table:table-cell office:value-type="string" table:style-name="ce15">
            <text:p>Changing Cells:</text:p>
          </table:table-cell>
          <table:table-cell table:style-name="ce15"/>
          <table:table-cell table:number-columns-repeated="4" table:style-name="ce13"/>
          <table:table-cell table:number-columns-repeated="16377"/>
        </table:table-row>
        <table:table-row-group>
          <table:table-row table:style-name="ro4">
            <table:table-cell/>
            <table:table-cell table:style-name="ce14"/>
            <table:table-cell office:value-type="string" table:style-name="ce14">
              <text:p>Hall_rentage</text:p>
            </table:table-cell>
            <table:table-cell office:value-type="float" office:value="222000" table:style-name="ce9">
              <text:p>222,000</text:p>
            </table:table-cell>
            <table:table-cell office:value-type="float" office:value="222000" table:style-name="ce19">
              <text:p>222,000</text:p>
            </table:table-cell>
            <table:table-cell office:value-type="float" office:value="220000" table:style-name="ce19">
              <text:p>220,000</text:p>
            </table:table-cell>
            <table:table-cell office:value-type="float" office:value="200000" table:style-name="ce19">
              <text:p>20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Food___Drink</text:p>
            </table:table-cell>
            <table:table-cell office:value-type="float" office:value="250000" table:style-name="ce9">
              <text:p>250,000</text:p>
            </table:table-cell>
            <table:table-cell office:value-type="float" office:value="250000" table:style-name="ce19">
              <text:p>250,000</text:p>
            </table:table-cell>
            <table:table-cell office:value-type="float" office:value="220000" table:style-name="ce19">
              <text:p>220,000</text:p>
            </table:table-cell>
            <table:table-cell office:value-type="float" office:value="150000" table:style-name="ce19">
              <text:p>15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Mc</text:p>
            </table:table-cell>
            <table:table-cell office:value-type="float" office:value="150000" table:style-name="ce9">
              <text:p>150,000</text:p>
            </table:table-cell>
            <table:table-cell office:value-type="float" office:value="150000" table:style-name="ce19">
              <text:p>150,000</text:p>
            </table:table-cell>
            <table:table-cell office:value-type="float" office:value="120000" table:style-name="ce19">
              <text:p>120,000</text:p>
            </table:table-cell>
            <table:table-cell office:value-type="float" office:value="100000" table:style-name="ce19">
              <text:p>10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Decoration</text:p>
            </table:table-cell>
            <table:table-cell office:value-type="float" office:value="90000" table:style-name="ce9">
              <text:p>90,000</text:p>
            </table:table-cell>
            <table:table-cell office:value-type="float" office:value="90000" table:style-name="ce19">
              <text:p>90,000</text:p>
            </table:table-cell>
            <table:table-cell office:value-type="float" office:value="80000" table:style-name="ce19">
              <text:p>80,000</text:p>
            </table:table-cell>
            <table:table-cell office:value-type="float" office:value="80000" table:style-name="ce19">
              <text:p>8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Security</text:p>
            </table:table-cell>
            <table:table-cell office:value-type="float" office:value="50000" table:style-name="ce9">
              <text:p>50,000</text:p>
            </table:table-cell>
            <table:table-cell office:value-type="float" office:value="50000" table:style-name="ce19">
              <text:p>50,000</text:p>
            </table:table-cell>
            <table:table-cell office:value-type="float" office:value="50000" table:style-name="ce19">
              <text:p>50,000</text:p>
            </table:table-cell>
            <table:table-cell office:value-type="float" office:value="50000" table:style-name="ce19">
              <text:p>5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Dj</text:p>
            </table:table-cell>
            <table:table-cell office:value-type="float" office:value="100000" table:style-name="ce9">
              <text:p>100,000</text:p>
            </table:table-cell>
            <table:table-cell office:value-type="float" office:value="100000" table:style-name="ce19">
              <text:p>100,000</text:p>
            </table:table-cell>
            <table:table-cell office:value-type="float" office:value="100000" table:style-name="ce19">
              <text:p>100,000</text:p>
            </table:table-cell>
            <table:table-cell office:value-type="float" office:value="100000" table:style-name="ce19">
              <text:p>100,000</text:p>
            </table:table-cell>
            <table:table-cell table:number-columns-repeated="16377"/>
          </table:table-row>
        </table:table-row-group>
        <table:table-row table:style-name="ro4">
          <table:table-cell/>
          <table:table-cell office:value-type="string" table:style-name="ce15">
            <text:p>Result Cells:</text:p>
          </table:table-cell>
          <table:table-cell table:style-name="ce15"/>
          <table:table-cell table:number-columns-repeated="4" table:style-name="ce13"/>
          <table:table-cell table:number-columns-repeated="16377"/>
        </table:table-row>
        <table:table-row-group>
          <table:table-row table:style-name="ro1">
            <table:table-cell/>
            <table:table-cell table:style-name="ce16"/>
            <table:table-cell office:value-type="string" table:style-name="ce16">
              <text:p>$B$16</text:p>
            </table:table-cell>
            <table:table-cell office:value-type="float" office:value="138000" table:style-name="ce10">
              <text:p>138,000</text:p>
            </table:table-cell>
            <table:table-cell office:value-type="float" office:value="138000" table:style-name="ce10">
              <text:p>138,000</text:p>
            </table:table-cell>
            <table:table-cell office:value-type="float" office:value="210000" table:style-name="ce10">
              <text:p>210,000</text:p>
            </table:table-cell>
            <table:table-cell office:value-type="float" office:value="320000" table:style-name="ce10">
              <text:p>320,000</text:p>
            </table:table-cell>
            <table:table-cell table:number-columns-repeated="16377"/>
          </table:table-row>
        </table:table-row-group>
        <table:table-row table:style-name="ro4">
          <table:table-cell/>
          <table:table-cell office:value-type="string" table:style-name="ce1">
            <text:p>Notes: <text:s/>Current Values column represents values of changing cells at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">
            <text:p>time Scenario Summary Report was created. <text:s/>Changing cells for each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">
            <text:p>scenario are highlighted in gray.</text:p>
          </table:table-cell>
          <table:table-cell table:number-columns-repeated="16382" table:style-name="ce1"/>
        </table:table-row>
        <table:table-row table:number-rows-repeated="1048560" table:style-name="ro4">
          <table:table-cell table:number-columns-repeated="16384"/>
        </table:table-row>
      </table:table>
      <table:table table:name="Scenario_Summary_2" table:style-name="ta1">
        <table:table-column table:style-name="co1" table:number-columns-repeated="2" table:default-cell-style-name="ce1"/>
        <table:table-column table:style-name="co2" table:default-cell-style-name="ce1"/>
        <table:table-column-group>
          <table:table-column table:style-name="co3" table:number-columns-repeated="4" table:default-cell-style-name="ce1"/>
        </table:table-column-group>
        <table:table-column table:style-name="co1" table:number-columns-repeated="16377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2">
            <text:p>Scenario Summary</text:p>
          </table:table-cell>
          <table:table-cell table:style-name="ce12"/>
          <table:table-cell table:number-columns-repeated="4" table:style-name="ce17"/>
          <table:table-cell table:number-columns-repeated="16377"/>
        </table:table-row>
        <table:table-row table:style-name="ro2">
          <table:table-cell/>
          <table:table-cell table:number-columns-repeated="2" table:style-name="ce11"/>
          <table:table-cell office:value-type="string" table:style-name="ce18">
            <text:p>Current Values:</text:p>
          </table:table-cell>
          <table:table-cell office:value-type="string" table:style-name="ce18">
            <text:p>Event manager 1</text:p>
          </table:table-cell>
          <table:table-cell office:value-type="string" table:style-name="ce18">
            <text:p>Event Manager 2</text:p>
          </table:table-cell>
          <table:table-cell office:value-type="string" table:style-name="ce18">
            <text:p>Evenet Manager 3</text:p>
          </table:table-cell>
          <table:table-cell table:number-columns-repeated="16377"/>
        </table:table-row>
        <table:table-row-group table:display="false">
          <table:table-row table:style-name="ro3" table:visibility="collapse">
            <table:table-cell/>
            <table:table-cell table:number-columns-repeated="2" table:style-name="ce14"/>
            <table:table-cell table:style-name="ce8"/>
            <table:table-cell office:value-type="string" table:style-name="ce20">
              <text:p>Created by User on 20/12/2023</text:p>
              <text:p>Modified by User on 20/12/2023</text:p>
            </table:table-cell>
            <table:table-cell office:value-type="string" table:style-name="ce20">
              <text:p>Created by User on 20/12/2023</text:p>
            </table:table-cell>
            <table:table-cell office:value-type="string" table:style-name="ce20">
              <text:p>Created by User on 20/12/2023</text:p>
              <text:p>Modified by User on 20/12/2023</text:p>
            </table:table-cell>
            <table:table-cell table:number-columns-repeated="16377"/>
          </table:table-row>
        </table:table-row-group>
        <table:table-row table:style-name="ro4">
          <table:table-cell/>
          <table:table-cell office:value-type="string" table:style-name="ce15">
            <text:p>Changing Cells:</text:p>
          </table:table-cell>
          <table:table-cell table:style-name="ce15"/>
          <table:table-cell table:number-columns-repeated="4" table:style-name="ce13"/>
          <table:table-cell table:number-columns-repeated="16377"/>
        </table:table-row>
        <table:table-row-group>
          <table:table-row table:style-name="ro4">
            <table:table-cell/>
            <table:table-cell table:style-name="ce14"/>
            <table:table-cell office:value-type="string" table:style-name="ce14">
              <text:p>Hall_rentage</text:p>
            </table:table-cell>
            <table:table-cell office:value-type="float" office:value="222000" table:style-name="ce9">
              <text:p>222,000</text:p>
            </table:table-cell>
            <table:table-cell office:value-type="float" office:value="222000" table:style-name="ce19">
              <text:p>222,000</text:p>
            </table:table-cell>
            <table:table-cell office:value-type="float" office:value="220000" table:style-name="ce19">
              <text:p>220,000</text:p>
            </table:table-cell>
            <table:table-cell office:value-type="float" office:value="200000" table:style-name="ce19">
              <text:p>20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Food___Drink</text:p>
            </table:table-cell>
            <table:table-cell office:value-type="float" office:value="250000" table:style-name="ce9">
              <text:p>250,000</text:p>
            </table:table-cell>
            <table:table-cell office:value-type="float" office:value="250000" table:style-name="ce19">
              <text:p>250,000</text:p>
            </table:table-cell>
            <table:table-cell office:value-type="float" office:value="220000" table:style-name="ce19">
              <text:p>220,000</text:p>
            </table:table-cell>
            <table:table-cell office:value-type="float" office:value="150000" table:style-name="ce19">
              <text:p>15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Mc</text:p>
            </table:table-cell>
            <table:table-cell office:value-type="float" office:value="150000" table:style-name="ce9">
              <text:p>150,000</text:p>
            </table:table-cell>
            <table:table-cell office:value-type="float" office:value="150000" table:style-name="ce19">
              <text:p>150,000</text:p>
            </table:table-cell>
            <table:table-cell office:value-type="float" office:value="120000" table:style-name="ce19">
              <text:p>120,000</text:p>
            </table:table-cell>
            <table:table-cell office:value-type="float" office:value="100000" table:style-name="ce19">
              <text:p>10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Decoration</text:p>
            </table:table-cell>
            <table:table-cell office:value-type="float" office:value="90000" table:style-name="ce9">
              <text:p>90,000</text:p>
            </table:table-cell>
            <table:table-cell office:value-type="float" office:value="90000" table:style-name="ce19">
              <text:p>90,000</text:p>
            </table:table-cell>
            <table:table-cell office:value-type="float" office:value="80000" table:style-name="ce19">
              <text:p>80,000</text:p>
            </table:table-cell>
            <table:table-cell office:value-type="float" office:value="80000" table:style-name="ce19">
              <text:p>8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Security</text:p>
            </table:table-cell>
            <table:table-cell office:value-type="float" office:value="50000" table:style-name="ce9">
              <text:p>50,000</text:p>
            </table:table-cell>
            <table:table-cell office:value-type="float" office:value="50000" table:style-name="ce19">
              <text:p>50,000</text:p>
            </table:table-cell>
            <table:table-cell office:value-type="float" office:value="50000" table:style-name="ce19">
              <text:p>50,000</text:p>
            </table:table-cell>
            <table:table-cell office:value-type="float" office:value="50000" table:style-name="ce19">
              <text:p>5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Dj</text:p>
            </table:table-cell>
            <table:table-cell office:value-type="float" office:value="100000" table:style-name="ce9">
              <text:p>100,000</text:p>
            </table:table-cell>
            <table:table-cell office:value-type="float" office:value="100000" table:style-name="ce19">
              <text:p>100,000</text:p>
            </table:table-cell>
            <table:table-cell office:value-type="float" office:value="100000" table:style-name="ce19">
              <text:p>100,000</text:p>
            </table:table-cell>
            <table:table-cell office:value-type="float" office:value="100000" table:style-name="ce19">
              <text:p>100,000</text:p>
            </table:table-cell>
            <table:table-cell table:number-columns-repeated="16377"/>
          </table:table-row>
        </table:table-row-group>
        <table:table-row table:style-name="ro4">
          <table:table-cell/>
          <table:table-cell office:value-type="string" table:style-name="ce15">
            <text:p>Result Cells:</text:p>
          </table:table-cell>
          <table:table-cell table:style-name="ce15"/>
          <table:table-cell table:number-columns-repeated="4" table:style-name="ce13"/>
          <table:table-cell table:number-columns-repeated="16377"/>
        </table:table-row>
        <table:table-row-group>
          <table:table-row table:style-name="ro1">
            <table:table-cell/>
            <table:table-cell table:style-name="ce16"/>
            <table:table-cell office:value-type="string" table:style-name="ce16">
              <text:p>$B$16</text:p>
            </table:table-cell>
            <table:table-cell office:value-type="float" office:value="138000" table:style-name="ce10">
              <text:p>138,000</text:p>
            </table:table-cell>
            <table:table-cell office:value-type="float" office:value="138000" table:style-name="ce10">
              <text:p>138,000</text:p>
            </table:table-cell>
            <table:table-cell office:value-type="float" office:value="210000" table:style-name="ce10">
              <text:p>210,000</text:p>
            </table:table-cell>
            <table:table-cell office:value-type="float" office:value="320000" table:style-name="ce10">
              <text:p>320,000</text:p>
            </table:table-cell>
            <table:table-cell table:number-columns-repeated="16377"/>
          </table:table-row>
        </table:table-row-group>
        <table:table-row table:style-name="ro4">
          <table:table-cell/>
          <table:table-cell office:value-type="string" table:style-name="ce1">
            <text:p>Notes: <text:s/>Current Values column represents values of changing cells at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">
            <text:p>time Scenario Summary Report was created. <text:s/>Changing cells for each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">
            <text:p>scenario are highlighted in gray.</text:p>
          </table:table-cell>
          <table:table-cell table:number-columns-repeated="16382" table:style-name="ce1"/>
        </table:table-row>
        <table:table-row table:number-rows-repeated="1048560" table:style-name="ro4">
          <table:table-cell table:number-columns-repeated="16384"/>
        </table:table-row>
      </table:table>
      <table:table table:name="Scenario_Summary_3" table:style-name="ta1">
        <table:table-column table:style-name="co1" table:number-columns-repeated="2" table:default-cell-style-name="ce1"/>
        <table:table-column table:style-name="co2" table:default-cell-style-name="ce1"/>
        <table:table-column-group>
          <table:table-column table:style-name="co4" table:number-columns-repeated="4" table:default-cell-style-name="ce1"/>
        </table:table-column-group>
        <table:table-column table:style-name="co1" table:number-columns-repeated="16377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2">
            <text:p>Scenario Summary</text:p>
          </table:table-cell>
          <table:table-cell table:style-name="ce12"/>
          <table:table-cell table:number-columns-repeated="4" table:style-name="ce17"/>
          <table:table-cell table:number-columns-repeated="16377"/>
        </table:table-row>
        <table:table-row table:style-name="ro2">
          <table:table-cell/>
          <table:table-cell table:number-columns-repeated="2" table:style-name="ce11"/>
          <table:table-cell office:value-type="string" table:style-name="ce18">
            <text:p>Current Values:</text:p>
          </table:table-cell>
          <table:table-cell office:value-type="string" table:style-name="ce18">
            <text:p>Event manager 1</text:p>
          </table:table-cell>
          <table:table-cell office:value-type="string" table:style-name="ce18">
            <text:p>Event Manager 2</text:p>
          </table:table-cell>
          <table:table-cell office:value-type="string" table:style-name="ce18">
            <text:p>Evenet Manager 3</text:p>
          </table:table-cell>
          <table:table-cell table:number-columns-repeated="16377"/>
        </table:table-row>
        <table:table-row-group table:display="false">
          <table:table-row table:style-name="ro3" table:visibility="collapse">
            <table:table-cell/>
            <table:table-cell table:number-columns-repeated="2" table:style-name="ce14"/>
            <table:table-cell table:style-name="ce8"/>
            <table:table-cell office:value-type="string" table:style-name="ce20">
              <text:p>Created by User on 20/12/2023</text:p>
              <text:p>Modified by User on 20/12/2023</text:p>
            </table:table-cell>
            <table:table-cell office:value-type="string" table:style-name="ce20">
              <text:p>Created by User on 20/12/2023</text:p>
            </table:table-cell>
            <table:table-cell office:value-type="string" table:style-name="ce20">
              <text:p>Created by User on 20/12/2023</text:p>
              <text:p>Modified by User on 20/12/2023</text:p>
            </table:table-cell>
            <table:table-cell table:number-columns-repeated="16377"/>
          </table:table-row>
        </table:table-row-group>
        <table:table-row table:style-name="ro4">
          <table:table-cell/>
          <table:table-cell office:value-type="string" table:style-name="ce15">
            <text:p>Changing Cells:</text:p>
          </table:table-cell>
          <table:table-cell table:style-name="ce15"/>
          <table:table-cell table:number-columns-repeated="4" table:style-name="ce13"/>
          <table:table-cell table:number-columns-repeated="16377"/>
        </table:table-row>
        <table:table-row-group>
          <table:table-row table:style-name="ro4">
            <table:table-cell/>
            <table:table-cell table:style-name="ce14"/>
            <table:table-cell office:value-type="string" table:style-name="ce14">
              <text:p>Hall_rentage</text:p>
            </table:table-cell>
            <table:table-cell office:value-type="float" office:value="222000" table:style-name="ce9">
              <text:p>222,000</text:p>
            </table:table-cell>
            <table:table-cell office:value-type="float" office:value="222000" table:style-name="ce19">
              <text:p>222,000</text:p>
            </table:table-cell>
            <table:table-cell office:value-type="float" office:value="220000" table:style-name="ce19">
              <text:p>220,000</text:p>
            </table:table-cell>
            <table:table-cell office:value-type="float" office:value="200000" table:style-name="ce19">
              <text:p>20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Food___Drink</text:p>
            </table:table-cell>
            <table:table-cell office:value-type="float" office:value="250000" table:style-name="ce9">
              <text:p>250,000</text:p>
            </table:table-cell>
            <table:table-cell office:value-type="float" office:value="250000" table:style-name="ce19">
              <text:p>250,000</text:p>
            </table:table-cell>
            <table:table-cell office:value-type="float" office:value="220000" table:style-name="ce19">
              <text:p>220,000</text:p>
            </table:table-cell>
            <table:table-cell office:value-type="float" office:value="150000" table:style-name="ce19">
              <text:p>15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Mc</text:p>
            </table:table-cell>
            <table:table-cell office:value-type="float" office:value="150000" table:style-name="ce9">
              <text:p>150,000</text:p>
            </table:table-cell>
            <table:table-cell office:value-type="float" office:value="150000" table:style-name="ce19">
              <text:p>150,000</text:p>
            </table:table-cell>
            <table:table-cell office:value-type="float" office:value="120000" table:style-name="ce19">
              <text:p>120,000</text:p>
            </table:table-cell>
            <table:table-cell office:value-type="float" office:value="100000" table:style-name="ce19">
              <text:p>10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Decoration</text:p>
            </table:table-cell>
            <table:table-cell office:value-type="float" office:value="90000" table:style-name="ce9">
              <text:p>90,000</text:p>
            </table:table-cell>
            <table:table-cell office:value-type="float" office:value="90000" table:style-name="ce19">
              <text:p>90,000</text:p>
            </table:table-cell>
            <table:table-cell office:value-type="float" office:value="80000" table:style-name="ce19">
              <text:p>80,000</text:p>
            </table:table-cell>
            <table:table-cell office:value-type="float" office:value="80000" table:style-name="ce19">
              <text:p>8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Security</text:p>
            </table:table-cell>
            <table:table-cell office:value-type="float" office:value="50000" table:style-name="ce9">
              <text:p>50,000</text:p>
            </table:table-cell>
            <table:table-cell office:value-type="float" office:value="50000" table:style-name="ce19">
              <text:p>50,000</text:p>
            </table:table-cell>
            <table:table-cell office:value-type="float" office:value="50000" table:style-name="ce19">
              <text:p>50,000</text:p>
            </table:table-cell>
            <table:table-cell office:value-type="float" office:value="50000" table:style-name="ce19">
              <text:p>5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Dj</text:p>
            </table:table-cell>
            <table:table-cell office:value-type="float" office:value="100000" table:style-name="ce9">
              <text:p>100,000</text:p>
            </table:table-cell>
            <table:table-cell office:value-type="float" office:value="100000" table:style-name="ce19">
              <text:p>100,000</text:p>
            </table:table-cell>
            <table:table-cell office:value-type="float" office:value="100000" table:style-name="ce19">
              <text:p>100,000</text:p>
            </table:table-cell>
            <table:table-cell office:value-type="float" office:value="100000" table:style-name="ce19">
              <text:p>100,000</text:p>
            </table:table-cell>
            <table:table-cell table:number-columns-repeated="16377"/>
          </table:table-row>
        </table:table-row-group>
        <table:table-row table:style-name="ro4">
          <table:table-cell/>
          <table:table-cell office:value-type="string" table:style-name="ce15">
            <text:p>Result Cells:</text:p>
          </table:table-cell>
          <table:table-cell table:style-name="ce15"/>
          <table:table-cell table:number-columns-repeated="4" table:style-name="ce13"/>
          <table:table-cell table:number-columns-repeated="16377"/>
        </table:table-row>
        <table:table-row-group>
          <table:table-row table:style-name="ro1">
            <table:table-cell/>
            <table:table-cell table:style-name="ce16"/>
            <table:table-cell office:value-type="string" table:style-name="ce16">
              <text:p>$B$13</text:p>
            </table:table-cell>
            <table:table-cell office:value-type="float" office:value="862000" table:style-name="ce10">
              <text:p>862,000</text:p>
            </table:table-cell>
            <table:table-cell office:value-type="float" office:value="862000" table:style-name="ce10">
              <text:p>862,000</text:p>
            </table:table-cell>
            <table:table-cell office:value-type="float" office:value="790000" table:style-name="ce10">
              <text:p>790,000</text:p>
            </table:table-cell>
            <table:table-cell office:value-type="float" office:value="680000" table:style-name="ce10">
              <text:p>680,000</text:p>
            </table:table-cell>
            <table:table-cell table:number-columns-repeated="16377"/>
          </table:table-row>
        </table:table-row-group>
        <table:table-row table:style-name="ro4">
          <table:table-cell/>
          <table:table-cell office:value-type="string" table:style-name="ce1">
            <text:p>Notes: <text:s/>Current Values column represents values of changing cells at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">
            <text:p>time Scenario Summary Report was created. <text:s/>Changing cells for each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">
            <text:p>scenario are highlighted in gray.</text:p>
          </table:table-cell>
          <table:table-cell table:number-columns-repeated="16382" table:style-name="ce1"/>
        </table:table-row>
        <table:table-row table:number-rows-repeated="1048560" table:style-name="ro4">
          <table:table-cell table:number-columns-repeated="16384"/>
        </table:table-row>
      </table:table>
      <table:table table:name="Scenario_Summary_4" table:style-name="ta1">
        <table:table-column table:style-name="co1" table:number-columns-repeated="2" table:default-cell-style-name="ce1"/>
        <table:table-column table:style-name="co5" table:default-cell-style-name="ce1"/>
        <table:table-column-group>
          <table:table-column table:style-name="co3" table:number-columns-repeated="4" table:default-cell-style-name="ce1"/>
        </table:table-column-group>
        <table:table-column table:style-name="co1" table:number-columns-repeated="16377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2">
            <text:p>Scenario Summary</text:p>
          </table:table-cell>
          <table:table-cell table:style-name="ce12"/>
          <table:table-cell table:number-columns-repeated="4" table:style-name="ce17"/>
          <table:table-cell table:number-columns-repeated="16377"/>
        </table:table-row>
        <table:table-row table:style-name="ro2">
          <table:table-cell/>
          <table:table-cell table:number-columns-repeated="2" table:style-name="ce11"/>
          <table:table-cell office:value-type="string" table:style-name="ce18">
            <text:p>Current Values:</text:p>
          </table:table-cell>
          <table:table-cell office:value-type="string" table:style-name="ce18">
            <text:p>Event manager 1</text:p>
          </table:table-cell>
          <table:table-cell office:value-type="string" table:style-name="ce18">
            <text:p>Event Manager 2</text:p>
          </table:table-cell>
          <table:table-cell office:value-type="string" table:style-name="ce18">
            <text:p>Evenet Manager 3</text:p>
          </table:table-cell>
          <table:table-cell table:number-columns-repeated="16377"/>
        </table:table-row>
        <table:table-row-group table:display="false">
          <table:table-row table:style-name="ro3" table:visibility="collapse">
            <table:table-cell/>
            <table:table-cell table:number-columns-repeated="2" table:style-name="ce14"/>
            <table:table-cell table:style-name="ce8"/>
            <table:table-cell office:value-type="string" table:style-name="ce20">
              <text:p>Created by User on 20/12/2023</text:p>
              <text:p>Modified by User on 20/12/2023</text:p>
            </table:table-cell>
            <table:table-cell office:value-type="string" table:style-name="ce20">
              <text:p>Created by User on 20/12/2023</text:p>
            </table:table-cell>
            <table:table-cell office:value-type="string" table:style-name="ce20">
              <text:p>Created by User on 20/12/2023</text:p>
              <text:p>Modified by User on 20/12/2023</text:p>
            </table:table-cell>
            <table:table-cell table:number-columns-repeated="16377"/>
          </table:table-row>
        </table:table-row-group>
        <table:table-row table:style-name="ro4">
          <table:table-cell/>
          <table:table-cell office:value-type="string" table:style-name="ce15">
            <text:p>Changing Cells:</text:p>
          </table:table-cell>
          <table:table-cell table:style-name="ce15"/>
          <table:table-cell table:number-columns-repeated="4" table:style-name="ce13"/>
          <table:table-cell table:number-columns-repeated="16377"/>
        </table:table-row>
        <table:table-row-group>
          <table:table-row table:style-name="ro4">
            <table:table-cell/>
            <table:table-cell table:style-name="ce14"/>
            <table:table-cell office:value-type="string" table:style-name="ce14">
              <text:p>Hall_rentage</text:p>
            </table:table-cell>
            <table:table-cell office:value-type="float" office:value="222000" table:style-name="ce9">
              <text:p>222,000</text:p>
            </table:table-cell>
            <table:table-cell office:value-type="float" office:value="222000" table:style-name="ce19">
              <text:p>222,000</text:p>
            </table:table-cell>
            <table:table-cell office:value-type="float" office:value="220000" table:style-name="ce19">
              <text:p>220,000</text:p>
            </table:table-cell>
            <table:table-cell office:value-type="float" office:value="200000" table:style-name="ce19">
              <text:p>20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Food___Drink</text:p>
            </table:table-cell>
            <table:table-cell office:value-type="float" office:value="250000" table:style-name="ce9">
              <text:p>250,000</text:p>
            </table:table-cell>
            <table:table-cell office:value-type="float" office:value="250000" table:style-name="ce19">
              <text:p>250,000</text:p>
            </table:table-cell>
            <table:table-cell office:value-type="float" office:value="220000" table:style-name="ce19">
              <text:p>220,000</text:p>
            </table:table-cell>
            <table:table-cell office:value-type="float" office:value="150000" table:style-name="ce19">
              <text:p>15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Mc</text:p>
            </table:table-cell>
            <table:table-cell office:value-type="float" office:value="150000" table:style-name="ce9">
              <text:p>150,000</text:p>
            </table:table-cell>
            <table:table-cell office:value-type="float" office:value="150000" table:style-name="ce19">
              <text:p>150,000</text:p>
            </table:table-cell>
            <table:table-cell office:value-type="float" office:value="120000" table:style-name="ce19">
              <text:p>120,000</text:p>
            </table:table-cell>
            <table:table-cell office:value-type="float" office:value="100000" table:style-name="ce19">
              <text:p>10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Decoration</text:p>
            </table:table-cell>
            <table:table-cell office:value-type="float" office:value="90000" table:style-name="ce9">
              <text:p>90,000</text:p>
            </table:table-cell>
            <table:table-cell office:value-type="float" office:value="90000" table:style-name="ce19">
              <text:p>90,000</text:p>
            </table:table-cell>
            <table:table-cell office:value-type="float" office:value="80000" table:style-name="ce19">
              <text:p>80,000</text:p>
            </table:table-cell>
            <table:table-cell office:value-type="float" office:value="80000" table:style-name="ce19">
              <text:p>8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Security</text:p>
            </table:table-cell>
            <table:table-cell office:value-type="float" office:value="50000" table:style-name="ce9">
              <text:p>50,000</text:p>
            </table:table-cell>
            <table:table-cell office:value-type="float" office:value="50000" table:style-name="ce19">
              <text:p>50,000</text:p>
            </table:table-cell>
            <table:table-cell office:value-type="float" office:value="50000" table:style-name="ce19">
              <text:p>50,000</text:p>
            </table:table-cell>
            <table:table-cell office:value-type="float" office:value="50000" table:style-name="ce19">
              <text:p>5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Dj</text:p>
            </table:table-cell>
            <table:table-cell office:value-type="float" office:value="100000" table:style-name="ce9">
              <text:p>100,000</text:p>
            </table:table-cell>
            <table:table-cell office:value-type="float" office:value="100000" table:style-name="ce19">
              <text:p>100,000</text:p>
            </table:table-cell>
            <table:table-cell office:value-type="float" office:value="100000" table:style-name="ce19">
              <text:p>100,000</text:p>
            </table:table-cell>
            <table:table-cell office:value-type="float" office:value="100000" table:style-name="ce19">
              <text:p>100,000</text:p>
            </table:table-cell>
            <table:table-cell table:number-columns-repeated="16377"/>
          </table:table-row>
        </table:table-row-group>
        <table:table-row table:style-name="ro4">
          <table:table-cell/>
          <table:table-cell office:value-type="string" table:style-name="ce15">
            <text:p>Result Cells:</text:p>
          </table:table-cell>
          <table:table-cell table:style-name="ce15"/>
          <table:table-cell table:number-columns-repeated="4" table:style-name="ce13"/>
          <table:table-cell table:number-columns-repeated="16377"/>
        </table:table-row>
        <table:table-row-group>
          <table:table-row table:style-name="ro4">
            <table:table-cell/>
            <table:table-cell table:style-name="ce14"/>
            <table:table-cell office:value-type="string" table:style-name="ce14">
              <text:p>Event_Manager</text:p>
            </table:table-cell>
            <table:table-cell office:value-type="float" office:value="1000000" table:style-name="ce9">
              <text:p>1,000,000</text:p>
            </table:table-cell>
            <table:table-cell office:value-type="float" office:value="1000000" table:style-name="ce9">
              <text:p>1,000,000</text:p>
            </table:table-cell>
            <table:table-cell office:value-type="float" office:value="1000000" table:style-name="ce9">
              <text:p>1,000,000</text:p>
            </table:table-cell>
            <table:table-cell office:value-type="float" office:value="1000000" table:style-name="ce9">
              <text:p>1,00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$B$13</text:p>
            </table:table-cell>
            <table:table-cell office:value-type="float" office:value="862000" table:style-name="ce9">
              <text:p>862,000</text:p>
            </table:table-cell>
            <table:table-cell office:value-type="float" office:value="862000" table:style-name="ce9">
              <text:p>862,000</text:p>
            </table:table-cell>
            <table:table-cell office:value-type="float" office:value="790000" table:style-name="ce9">
              <text:p>790,000</text:p>
            </table:table-cell>
            <table:table-cell office:value-type="float" office:value="680000" table:style-name="ce9">
              <text:p>680,000</text:p>
            </table:table-cell>
            <table:table-cell table:number-columns-repeated="16377"/>
          </table:table-row>
          <table:table-row table:style-name="ro1">
            <table:table-cell/>
            <table:table-cell table:style-name="ce16"/>
            <table:table-cell office:value-type="string" table:style-name="ce16">
              <text:p>$B$16</text:p>
            </table:table-cell>
            <table:table-cell office:value-type="float" office:value="138000" table:style-name="ce10">
              <text:p>138,000</text:p>
            </table:table-cell>
            <table:table-cell office:value-type="float" office:value="138000" table:style-name="ce10">
              <text:p>138,000</text:p>
            </table:table-cell>
            <table:table-cell office:value-type="float" office:value="210000" table:style-name="ce10">
              <text:p>210,000</text:p>
            </table:table-cell>
            <table:table-cell office:value-type="float" office:value="320000" table:style-name="ce10">
              <text:p>320,000</text:p>
            </table:table-cell>
            <table:table-cell table:number-columns-repeated="16377"/>
          </table:table-row>
        </table:table-row-group>
        <table:table-row table:style-name="ro4">
          <table:table-cell/>
          <table:table-cell office:value-type="string" table:style-name="ce1">
            <text:p>Notes: <text:s/>Current Values column represents values of changing cells at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">
            <text:p>time Scenario Summary Report was created. <text:s/>Changing cells for each</text:p>
          </table:table-cell>
          <table:table-cell table:number-columns-repeated="16382"/>
        </table:table-row>
        <table:table-row table:style-name="ro4">
          <table:table-cell/>
          <table:table-cell office:value-type="string" table:style-name="ce1">
            <text:p>scenario are highlighted in gray.</text:p>
          </table:table-cell>
          <table:table-cell table:number-columns-repeated="16382"/>
        </table:table-row>
        <table:table-row table:number-rows-repeated="1048558" table:style-name="ro4">
          <table:table-cell table:number-columns-repeated="16384"/>
        </table:table-row>
      </table:table>
      <table:table table:name="Scenario_Summary_5" table:style-name="ta1">
        <table:table-column table:style-name="co1" table:number-columns-repeated="2" table:default-cell-style-name="ce1"/>
        <table:table-column table:style-name="co5" table:default-cell-style-name="ce1"/>
        <table:table-column-group>
          <table:table-column table:style-name="co3" table:number-columns-repeated="4" table:default-cell-style-name="ce1"/>
        </table:table-column-group>
        <table:table-column table:style-name="co1" table:number-columns-repeated="16377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2">
            <text:p>Scenario Summary</text:p>
          </table:table-cell>
          <table:table-cell table:style-name="ce12"/>
          <table:table-cell table:number-columns-repeated="4" table:style-name="ce17"/>
          <table:table-cell table:number-columns-repeated="16377"/>
        </table:table-row>
        <table:table-row table:style-name="ro2">
          <table:table-cell/>
          <table:table-cell table:number-columns-repeated="2" table:style-name="ce11"/>
          <table:table-cell office:value-type="string" table:style-name="ce18">
            <text:p>Current Values:</text:p>
          </table:table-cell>
          <table:table-cell office:value-type="string" table:style-name="ce18">
            <text:p>Event manager 1</text:p>
          </table:table-cell>
          <table:table-cell office:value-type="string" table:style-name="ce18">
            <text:p>Event Manager 2</text:p>
          </table:table-cell>
          <table:table-cell office:value-type="string" table:style-name="ce18">
            <text:p>Evenet Manager 3</text:p>
          </table:table-cell>
          <table:table-cell table:number-columns-repeated="16377"/>
        </table:table-row>
        <table:table-row-group table:display="false">
          <table:table-row table:style-name="ro3" table:visibility="collapse">
            <table:table-cell/>
            <table:table-cell table:number-columns-repeated="2" table:style-name="ce14"/>
            <table:table-cell table:style-name="ce8"/>
            <table:table-cell office:value-type="string" table:style-name="ce20">
              <text:p>Created by User on 20/12/2023</text:p>
              <text:p>Modified by User on 20/12/2023</text:p>
            </table:table-cell>
            <table:table-cell office:value-type="string" table:style-name="ce20">
              <text:p>Created by User on 20/12/2023</text:p>
            </table:table-cell>
            <table:table-cell office:value-type="string" table:style-name="ce20">
              <text:p>Created by User on 20/12/2023</text:p>
              <text:p>Modified by User on 20/12/2023</text:p>
            </table:table-cell>
            <table:table-cell table:number-columns-repeated="16377"/>
          </table:table-row>
        </table:table-row-group>
        <table:table-row table:style-name="ro4">
          <table:table-cell/>
          <table:table-cell office:value-type="string" table:style-name="ce15">
            <text:p>Changing Cells:</text:p>
          </table:table-cell>
          <table:table-cell table:style-name="ce15"/>
          <table:table-cell table:number-columns-repeated="4" table:style-name="ce13"/>
          <table:table-cell table:number-columns-repeated="16377"/>
        </table:table-row>
        <table:table-row-group>
          <table:table-row table:style-name="ro4">
            <table:table-cell/>
            <table:table-cell table:style-name="ce14"/>
            <table:table-cell office:value-type="string" table:style-name="ce14">
              <text:p>Hall_rentage</text:p>
            </table:table-cell>
            <table:table-cell office:value-type="float" office:value="222000" table:style-name="ce9">
              <text:p>222,000</text:p>
            </table:table-cell>
            <table:table-cell office:value-type="float" office:value="222000" table:style-name="ce19">
              <text:p>222,000</text:p>
            </table:table-cell>
            <table:table-cell office:value-type="float" office:value="220000" table:style-name="ce19">
              <text:p>220,000</text:p>
            </table:table-cell>
            <table:table-cell office:value-type="float" office:value="200000" table:style-name="ce19">
              <text:p>20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Food___Drink</text:p>
            </table:table-cell>
            <table:table-cell office:value-type="float" office:value="250000" table:style-name="ce9">
              <text:p>250,000</text:p>
            </table:table-cell>
            <table:table-cell office:value-type="float" office:value="250000" table:style-name="ce19">
              <text:p>250,000</text:p>
            </table:table-cell>
            <table:table-cell office:value-type="float" office:value="220000" table:style-name="ce19">
              <text:p>220,000</text:p>
            </table:table-cell>
            <table:table-cell office:value-type="float" office:value="150000" table:style-name="ce19">
              <text:p>15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Mc</text:p>
            </table:table-cell>
            <table:table-cell office:value-type="float" office:value="150000" table:style-name="ce9">
              <text:p>150,000</text:p>
            </table:table-cell>
            <table:table-cell office:value-type="float" office:value="150000" table:style-name="ce19">
              <text:p>150,000</text:p>
            </table:table-cell>
            <table:table-cell office:value-type="float" office:value="120000" table:style-name="ce19">
              <text:p>120,000</text:p>
            </table:table-cell>
            <table:table-cell office:value-type="float" office:value="100000" table:style-name="ce19">
              <text:p>10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Decoration</text:p>
            </table:table-cell>
            <table:table-cell office:value-type="float" office:value="90000" table:style-name="ce9">
              <text:p>90,000</text:p>
            </table:table-cell>
            <table:table-cell office:value-type="float" office:value="90000" table:style-name="ce19">
              <text:p>90,000</text:p>
            </table:table-cell>
            <table:table-cell office:value-type="float" office:value="80000" table:style-name="ce19">
              <text:p>80,000</text:p>
            </table:table-cell>
            <table:table-cell office:value-type="float" office:value="80000" table:style-name="ce19">
              <text:p>8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Security</text:p>
            </table:table-cell>
            <table:table-cell office:value-type="float" office:value="50000" table:style-name="ce9">
              <text:p>50,000</text:p>
            </table:table-cell>
            <table:table-cell office:value-type="float" office:value="50000" table:style-name="ce19">
              <text:p>50,000</text:p>
            </table:table-cell>
            <table:table-cell office:value-type="float" office:value="50000" table:style-name="ce19">
              <text:p>50,000</text:p>
            </table:table-cell>
            <table:table-cell office:value-type="float" office:value="50000" table:style-name="ce19">
              <text:p>5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Dj</text:p>
            </table:table-cell>
            <table:table-cell office:value-type="float" office:value="100000" table:style-name="ce9">
              <text:p>100,000</text:p>
            </table:table-cell>
            <table:table-cell office:value-type="float" office:value="100000" table:style-name="ce19">
              <text:p>100,000</text:p>
            </table:table-cell>
            <table:table-cell office:value-type="float" office:value="100000" table:style-name="ce19">
              <text:p>100,000</text:p>
            </table:table-cell>
            <table:table-cell office:value-type="float" office:value="100000" table:style-name="ce19">
              <text:p>100,000</text:p>
            </table:table-cell>
            <table:table-cell table:number-columns-repeated="16377"/>
          </table:table-row>
        </table:table-row-group>
        <table:table-row table:style-name="ro4">
          <table:table-cell/>
          <table:table-cell office:value-type="string" table:style-name="ce15">
            <text:p>Result Cells:</text:p>
          </table:table-cell>
          <table:table-cell table:style-name="ce15"/>
          <table:table-cell table:number-columns-repeated="4" table:style-name="ce13"/>
          <table:table-cell table:number-columns-repeated="16377"/>
        </table:table-row>
        <table:table-row-group>
          <table:table-row table:style-name="ro4">
            <table:table-cell/>
            <table:table-cell table:style-name="ce14"/>
            <table:table-cell office:value-type="string" table:style-name="ce14">
              <text:p>Event_Manager</text:p>
            </table:table-cell>
            <table:table-cell office:value-type="float" office:value="1000000" table:style-name="ce9">
              <text:p>1,000,000</text:p>
            </table:table-cell>
            <table:table-cell office:value-type="float" office:value="1000000" table:style-name="ce9">
              <text:p>1,000,000</text:p>
            </table:table-cell>
            <table:table-cell office:value-type="float" office:value="1000000" table:style-name="ce9">
              <text:p>1,000,000</text:p>
            </table:table-cell>
            <table:table-cell office:value-type="float" office:value="1000000" table:style-name="ce9">
              <text:p>1,000,000</text:p>
            </table:table-cell>
            <table:table-cell table:number-columns-repeated="16377"/>
          </table:table-row>
          <table:table-row table:style-name="ro4">
            <table:table-cell/>
            <table:table-cell table:style-name="ce14"/>
            <table:table-cell office:value-type="string" table:style-name="ce14">
              <text:p>Total_cost</text:p>
            </table:table-cell>
            <table:table-cell office:value-type="float" office:value="862000" table:style-name="ce9">
              <text:p>862,000</text:p>
            </table:table-cell>
            <table:table-cell office:value-type="float" office:value="862000" table:style-name="ce9">
              <text:p>862,000</text:p>
            </table:table-cell>
            <table:table-cell office:value-type="float" office:value="790000" table:style-name="ce9">
              <text:p>790,000</text:p>
            </table:table-cell>
            <table:table-cell office:value-type="float" office:value="680000" table:style-name="ce9">
              <text:p>680,000</text:p>
            </table:table-cell>
            <table:table-cell table:number-columns-repeated="16377"/>
          </table:table-row>
          <table:table-row table:style-name="ro1">
            <table:table-cell/>
            <table:table-cell table:style-name="ce16"/>
            <table:table-cell office:value-type="string" table:style-name="ce16">
              <text:p>profit</text:p>
            </table:table-cell>
            <table:table-cell office:value-type="float" office:value="138000" table:style-name="ce10">
              <text:p>138,000</text:p>
            </table:table-cell>
            <table:table-cell office:value-type="float" office:value="138000" table:style-name="ce10">
              <text:p>138,000</text:p>
            </table:table-cell>
            <table:table-cell office:value-type="float" office:value="210000" table:style-name="ce10">
              <text:p>210,000</text:p>
            </table:table-cell>
            <table:table-cell office:value-type="float" office:value="320000" table:style-name="ce10">
              <text:p>320,000</text:p>
            </table:table-cell>
            <table:table-cell table:number-columns-repeated="16377"/>
          </table:table-row>
        </table:table-row-group>
        <table:table-row table:style-name="ro4">
          <table:table-cell/>
          <table:table-cell office:value-type="string" table:style-name="ce1">
            <text:p>Notes: <text:s/>Current Values column represents values of changing cells at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">
            <text:p>time Scenario Summary Report was created. <text:s/>Changing cells for each</text:p>
          </table:table-cell>
          <table:table-cell table:number-columns-repeated="16382"/>
        </table:table-row>
        <table:table-row table:style-name="ro4">
          <table:table-cell/>
          <table:table-cell office:value-type="string" table:style-name="ce1">
            <text:p>scenario are highlighted in gray.</text:p>
          </table:table-cell>
          <table:table-cell table:number-columns-repeated="16382"/>
        </table:table-row>
        <table:table-row table:number-rows-repeated="1048558" table:style-name="ro4">
          <table:table-cell table:number-columns-repeated="16384"/>
        </table:table-row>
      </table:table>
      <table:table table:name="Sheet1" table:style-name="ta2">
        <table:table-column table:style-name="co6" table:default-cell-style-name="ce1"/>
        <table:table-column table:style-name="co1" table:number-columns-repeated="16383" table:default-cell-style-name="ce1"/>
        <table:table-row table:style-name="ro4">
          <table:table-cell office:value-type="string" table:style-name="ce2">
            <text:p>Event Manager</text:p>
          </table:table-cell>
          <table:table-cell office:value-type="float" office:value="1000000" table:style-name="ce3">
            <text:p>1,000,000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Guests</text:p>
          </table:table-cell>
          <table:table-cell office:value-type="float" office:value="1000" table:style-name="ce4">
            <text:p>1000</text:p>
          </table:table-cell>
          <table:table-cell table:number-columns-repeated="7"/>
          <table:table-cell table:style-name="ce1">
            <draw:frame draw:z-index="1" draw:id="id0" draw:style-name="a2" draw:name="TextBox 1" svg:x="0.45833in" svg:y="0.1875in" svg:width="3.34375in" svg:height="1.21875in">
              <draw:text-box>
                <text:p text:style-name="a1" text:class-names="" text:cond-style-name=""><text:span text:style-name="a0" text:class-names="">using scenario manager to calculate the summary of three different event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4">
          <table:table-cell table:style-name="ce2"/>
          <table:table-cell table:number-columns-repeated="16383" table:style-name="ce1"/>
        </table:table-row>
        <table:table-row table:style-name="ro4">
          <table:table-cell office:value-type="string" table:style-name="ce2">
            <text:p>Item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2">
            <text:p>Hall rentage</text:p>
          </table:table-cell>
          <table:table-cell office:value-type="float" office:value="222000" table:style-name="ce5">
            <text:p>222,000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od &amp; Drink</text:p>
          </table:table-cell>
          <table:table-cell office:value-type="float" office:value="250000" table:style-name="ce5">
            <text:p>250,000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Mc</text:p>
          </table:table-cell>
          <table:table-cell office:value-type="float" office:value="150000" table:style-name="ce5">
            <text:p>150,000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Decoration</text:p>
          </table:table-cell>
          <table:table-cell office:value-type="float" office:value="90000" table:style-name="ce5">
            <text:p>90,000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Security</text:p>
          </table:table-cell>
          <table:table-cell office:value-type="float" office:value="50000" table:style-name="ce5">
            <text:p>50,000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Dj</text:p>
          </table:table-cell>
          <table:table-cell office:value-type="float" office:value="100000" table:style-name="ce5">
            <text:p>100,000</text:p>
          </table:table-cell>
          <table:table-cell table:number-columns-repeated="16382"/>
        </table:table-row>
        <table:table-row table:number-rows-repeated="2" table:style-name="ro4">
          <table:table-cell table:style-name="ce2"/>
          <table:table-cell table:number-columns-repeated="16383" table:style-name="ce1"/>
        </table:table-row>
        <table:table-row table:style-name="ro4">
          <table:table-cell office:value-type="string" table:style-name="ce2">
            <text:p>Total cost</text:p>
          </table:table-cell>
          <table:table-cell office:value-type="float" office:value="862000" table:formula="of:=SUM([.B5:.B10])" table:style-name="ce6">
            <text:p>862,000</text:p>
          </table:table-cell>
          <table:table-cell table:number-columns-repeated="16382"/>
        </table:table-row>
        <table:table-row table:style-name="ro4">
          <table:table-cell table:style-name="ce2"/>
          <table:table-cell table:number-columns-repeated="16383" table:style-name="ce1"/>
        </table:table-row>
        <table:table-row table:style-name="ro4">
          <table:table-cell office:value-type="string" table:style-name="ce2">
            <text:p>cost per head</text:p>
          </table:table-cell>
          <table:table-cell office:value-type="float" office:value="1000" table:style-name="ce7">
            <text:p>1000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profit</text:p>
          </table:table-cell>
          <table:table-cell office:value-type="float" office:value="138000" table:formula="of:=[.B1]-[.B13]" table:style-name="ce6">
            <text:p>138,000</text:p>
          </table:table-cell>
          <table:table-cell table:number-columns-repeated="16382"/>
        </table:table-row>
        <table:table-row table:style-name="ro4">
          <table:table-cell table:style-name="ce2"/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  <table:table table:name="Event manager 1" table:style-name="ta3">
        <table:scenario table:protected="true" table:is-active="false" table:scenario-ranges="'Event manager 1'.B5:'Event manager 1'.B10" table:comment="Created by User on 20/12/2023&#10;Modified by User on 20/12/2023" table:copy-back="false"/>
        <table:table-column/>
        <table:table-row table:number-rows-repeated="4">
          <table:table-cell table:number-columns-repeated="2"/>
        </table:table-row>
        <table:table-row>
          <table:table-cell/>
          <table:table-cell office:value-type="float" office:value="222000"/>
        </table:table-row>
        <table:table-row>
          <table:table-cell/>
          <table:table-cell office:value-type="float" office:value="250000"/>
        </table:table-row>
        <table:table-row>
          <table:table-cell/>
          <table:table-cell office:value-type="float" office:value="150000"/>
        </table:table-row>
        <table:table-row>
          <table:table-cell/>
          <table:table-cell office:value-type="float" office:value="90000"/>
        </table:table-row>
        <table:table-row>
          <table:table-cell/>
          <table:table-cell office:value-type="float" office:value="50000"/>
        </table:table-row>
        <table:table-row>
          <table:table-cell/>
          <table:table-cell office:value-type="float" office:value="100000"/>
        </table:table-row>
      </table:table>
      <table:table table:name="Event Manager 2" table:style-name="ta3">
        <table:scenario table:protected="true" table:is-active="false" table:scenario-ranges="'Event Manager 2'.B5:'Event Manager 2'.B10" table:comment="Created by User on 20/12/2023" table:copy-back="false"/>
        <table:table-column/>
        <table:table-row table:number-rows-repeated="4">
          <table:table-cell table:number-columns-repeated="2"/>
        </table:table-row>
        <table:table-row>
          <table:table-cell/>
          <table:table-cell office:value-type="float" office:value="220000"/>
        </table:table-row>
        <table:table-row>
          <table:table-cell/>
          <table:table-cell office:value-type="float" office:value="220000"/>
        </table:table-row>
        <table:table-row>
          <table:table-cell/>
          <table:table-cell office:value-type="float" office:value="120000"/>
        </table:table-row>
        <table:table-row>
          <table:table-cell/>
          <table:table-cell office:value-type="float" office:value="80000"/>
        </table:table-row>
        <table:table-row>
          <table:table-cell/>
          <table:table-cell office:value-type="float" office:value="50000"/>
        </table:table-row>
        <table:table-row>
          <table:table-cell/>
          <table:table-cell office:value-type="float" office:value="100000"/>
        </table:table-row>
      </table:table>
      <table:table table:name="Evenet Manager 3" table:style-name="ta3">
        <table:scenario table:protected="true" table:is-active="true" table:scenario-ranges="'Evenet Manager 3'.B5:'Evenet Manager 3'.B10" table:comment="Created by User on 20/12/2023&#10;Modified by User on 20/12/2023" table:copy-back="false"/>
        <table:table-column/>
        <table:table-row table:number-rows-repeated="4">
          <table:table-cell table:number-columns-repeated="2"/>
        </table:table-row>
        <table:table-row>
          <table:table-cell/>
          <table:table-cell office:value-type="float" office:value="200000"/>
        </table:table-row>
        <table:table-row>
          <table:table-cell/>
          <table:table-cell office:value-type="float" office:value="150000"/>
        </table:table-row>
        <table:table-row>
          <table:table-cell/>
          <table:table-cell office:value-type="float" office:value="100000"/>
        </table:table-row>
        <table:table-row>
          <table:table-cell/>
          <table:table-cell office:value-type="float" office:value="80000"/>
        </table:table-row>
        <table:table-row>
          <table:table-cell/>
          <table:table-cell office:value-type="float" office:value="50000"/>
        </table:table-row>
        <table:table-row>
          <table:table-cell/>
          <table:table-cell office:value-type="float" office:value="100000"/>
        </table:table-row>
      </table:table>
      <table:named-expressions>
        <table:named-range table:name="Decoration" table:cell-range-address="Sheet1.$B$8" table:base-cell-address="Sheet1.$A$1"/>
        <table:named-range table:name="Dj" table:cell-range-address="Sheet1.$B$10" table:base-cell-address="Sheet1.$A$1"/>
        <table:named-range table:name="Event_Manager" table:cell-range-address="Sheet1.$B$1" table:base-cell-address="Sheet1.$A$1"/>
        <table:named-range table:name="Food___Drink" table:cell-range-address="Sheet1.$B$6" table:base-cell-address="Sheet1.$A$1"/>
        <table:named-range table:name="Hall_rentage" table:cell-range-address="Sheet1.$B$5" table:base-cell-address="Sheet1.$A$1"/>
        <table:named-range table:name="Mc" table:cell-range-address="Sheet1.$B$7" table:base-cell-address="Sheet1.$A$1"/>
        <table:named-range table:name="profit" table:cell-range-address="Sheet1.$B$16" table:base-cell-address="Sheet1.$A$1"/>
        <table:named-range table:name="Security" table:cell-range-address="Sheet1.$B$9" table:base-cell-address="Sheet1.$A$1"/>
        <table:named-range table:name="Total_cost" table:cell-range-address="Sheet1.$B$13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5</meta:generator>
    <meta:initial-creator>Busayo Idusuyi</meta:initial-creator>
    <dc:creator>Mutiu Adesokan</dc:creator>
    <meta:creation-date>2023-11-20T10:53:00Z</meta:creation-date>
    <dc:date>2023-12-20T09:00:56Z</dc:date>
  </office:meta>
</office:document-meta>
</file>